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style:min-row-height="0.138cm" fo:keep-together="auto"/>
    </style:style>
    <style:style style:name="ZbraněProBojZblízka.A23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26" style:family="paragraph" style:parent-style-name="Table_20_Heading">
      <style:text-properties officeooo:rsid="107ca856" officeooo:paragraph-rsid="13fa6191"/>
    </style:style>
    <style:style style:name="P27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0" style:family="paragraph" style:parent-style-name="Table_20_Heading">
      <style:text-properties officeooo:paragraph-rsid="13fa6191"/>
    </style:style>
    <style:style style:name="P31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32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33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34" style:family="paragraph" style:parent-style-name="Table_20_Comments">
      <style:text-properties officeooo:rsid="1032e4a8" officeooo:paragraph-rsid="13fa6191"/>
    </style:style>
    <style:style style:name="P35" style:family="paragraph" style:parent-style-name="Table_20_Comments">
      <style:text-properties officeooo:paragraph-rsid="13fa6191"/>
    </style:style>
    <style:style style:name="P36" style:family="paragraph" style:parent-style-name="Table_20_Comments">
      <style:text-properties officeooo:paragraph-rsid="14201442"/>
    </style:style>
    <style:style style:name="P37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2" style:family="paragraph" style:parent-style-name="Table_20_Contents">
      <style:text-properties officeooo:rsid="1078fd37" officeooo:paragraph-rsid="13fa6191"/>
    </style:style>
    <style:style style:name="P43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5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6" style:family="paragraph" style:parent-style-name="Table_20_Contents">
      <style:text-properties officeooo:rsid="108cdbc9" officeooo:paragraph-rsid="13fa6191"/>
    </style:style>
    <style:style style:name="P47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8" style:family="paragraph" style:parent-style-name="Table_20_Contents">
      <style:text-properties officeooo:rsid="108bf995" officeooo:paragraph-rsid="13fa6191"/>
    </style:style>
    <style:style style:name="P49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50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5" style:family="paragraph" style:parent-style-name="Table_20_Contents">
      <style:text-properties fo:language="cs" fo:country="CZ" officeooo:rsid="1038e041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9" style:family="paragraph" style:parent-style-name="Table_20_Contents">
      <style:text-properties officeooo:rsid="109cf6e8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2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3" style:family="paragraph" style:parent-style-name="Table_20_Contents">
      <style:text-properties officeooo:rsid="101909b3" officeooo:paragraph-rsid="13fa6191"/>
    </style:style>
    <style:style style:name="P64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5" style:family="paragraph" style:parent-style-name="Table_20_Contents">
      <style:text-properties officeooo:rsid="103b4f81" officeooo:paragraph-rsid="13fa6191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9" style:family="paragraph" style:parent-style-name="Table_20_Contents">
      <style:text-properties officeooo:rsid="104fd911" officeooo:paragraph-rsid="13fa6191"/>
    </style:style>
    <style:style style:name="P70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2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5" style:family="paragraph" style:parent-style-name="Table_20_Contents">
      <style:text-properties officeooo:rsid="1039259b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7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79" style:family="paragraph" style:parent-style-name="Table_20_Contents">
      <style:text-properties officeooo:rsid="107b9382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1" style:family="paragraph" style:parent-style-name="Table_20_Contents">
      <style:text-properties officeooo:rsid="103c50cd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3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4" style:family="paragraph" style:parent-style-name="Table_20_Contents">
      <style:text-properties officeooo:rsid="103df854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6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7" style:family="paragraph" style:parent-style-name="Table_20_Contents">
      <style:text-properties officeooo:rsid="103d55b5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89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0" style:family="paragraph" style:parent-style-name="Table_20_Contents">
      <style:text-properties officeooo:rsid="108252a0" officeooo:paragraph-rsid="13fa6191"/>
    </style:style>
    <style:style style:name="P91" style:family="paragraph" style:parent-style-name="Table_20_Contents">
      <style:text-properties officeooo:paragraph-rsid="13fa6191"/>
    </style:style>
    <style:style style:name="P92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3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4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5" style:family="paragraph" style:parent-style-name="Table_20_Contents">
      <style:text-properties officeooo:rsid="141a017a" officeooo:paragraph-rsid="13fa6191"/>
    </style:style>
    <style:style style:name="P96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7" style:family="paragraph" style:parent-style-name="List_20_of_20_Items">
      <style:text-properties officeooo:paragraph-rsid="13fa6191"/>
    </style:style>
    <style:style style:name="P98" style:family="paragraph" style:parent-style-name="List_20_of_20_Items">
      <style:text-properties officeooo:paragraph-rsid="13fcc5f6"/>
    </style:style>
    <style:style style:name="P99" style:family="paragraph" style:parent-style-name="List_20_of_20_Items">
      <style:text-properties officeooo:paragraph-rsid="142d6a85"/>
    </style:style>
    <style:style style:name="P100" style:family="paragraph" style:parent-style-name="List_20_of_20_Items">
      <style:text-properties officeooo:paragraph-rsid="142ddfeb"/>
    </style:style>
    <style:style style:name="P101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2" style:family="paragraph" style:parent-style-name="Heading_20_2">
      <style:text-properties officeooo:rsid="0f58c8a3"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6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107" style:family="paragraph" style:parent-style-name="Table_20_Contents">
      <style:text-properties officeooo:rsid="1432aa1a" officeooo:paragraph-rsid="1432aa1a"/>
    </style:style>
    <style:style style:name="P108" style:family="paragraph" style:parent-style-name="Table_20_Contents">
      <style:text-properties officeooo:paragraph-rsid="1432aa1a"/>
    </style:style>
    <style:style style:name="P109" style:family="paragraph" style:parent-style-name="Table_20_Contents">
      <style:text-properties officeooo:rsid="1078fd37" officeooo:paragraph-rsid="143496d5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14201442" style:font-style-asian="italic" style:font-style-complex="italic"/>
    </style:style>
    <style:style style:name="T52" style:family="text">
      <style:text-properties fo:font-style="italic" officeooo:rsid="142c3619" style:font-style-asian="italic" style:font-style-complex="italic"/>
    </style:style>
    <style:style style:name="T53" style:family="text">
      <style:text-properties fo:font-style="italic" officeooo:rsid="0f5ade72" style:font-style-asian="italic" style:font-style-complex="italic"/>
    </style:style>
    <style:style style:name="T54" style:family="text">
      <style:text-properties officeooo:rsid="0f3ffb7e"/>
    </style:style>
    <style:style style:name="T55" style:family="text">
      <style:text-properties officeooo:rsid="0fa0f84f"/>
    </style:style>
    <style:style style:name="T56" style:family="text">
      <style:text-properties officeooo:rsid="0eec7319"/>
    </style:style>
    <style:style style:name="T57" style:family="text">
      <style:text-properties officeooo:rsid="0eefba7c"/>
    </style:style>
    <style:style style:name="T58" style:family="text">
      <style:text-properties officeooo:rsid="0f0b9093"/>
    </style:style>
    <style:style style:name="T59" style:family="text">
      <style:text-properties fo:language="zxx" fo:country="none" style:language-asian="zxx" style:country-asian="none" style:language-complex="zxx" style:country-complex="none"/>
    </style:style>
    <style:style style:name="T60" style:family="text">
      <style:text-properties fo:language="zxx" fo:country="none" officeooo:rsid="0eefba7c" style:language-asian="zxx" style:country-asian="none" style:language-complex="zxx" style:country-complex="none"/>
    </style:style>
    <style:style style:name="T61" style:family="text">
      <style:text-properties fo:language="zxx" fo:country="none" officeooo:rsid="0f412e42" style:language-asian="zxx" style:country-asian="none" style:language-complex="zxx" style:country-complex="none"/>
    </style:style>
    <style:style style:name="T62" style:family="text">
      <style:text-properties fo:language="zxx" fo:country="none" officeooo:rsid="101909b3" style:language-asian="zxx" style:country-asian="none" style:language-complex="zxx" style:country-complex="none"/>
    </style:style>
    <style:style style:name="T63" style:family="text">
      <style:text-properties fo:language="zxx" fo:country="none" officeooo:rsid="108d951d" style:language-asian="zxx" style:country-asian="none" style:language-complex="zxx" style:country-complex="none"/>
    </style:style>
    <style:style style:name="T64" style:family="text">
      <style:text-properties officeooo:rsid="0eeea197"/>
    </style:style>
    <style:style style:name="T65" style:family="text">
      <style:text-properties officeooo:rsid="0ee62a46"/>
    </style:style>
    <style:style style:name="T66" style:family="text">
      <style:text-properties officeooo:rsid="0f0dffba"/>
    </style:style>
    <style:style style:name="T67" style:family="text">
      <style:text-properties officeooo:rsid="0f062e58"/>
    </style:style>
    <style:style style:name="T68" style:family="text">
      <style:text-properties officeooo:rsid="0f03a881"/>
    </style:style>
    <style:style style:name="T69" style:family="text">
      <style:text-properties officeooo:rsid="0f10fdd1"/>
    </style:style>
    <style:style style:name="T70" style:family="text">
      <style:text-properties officeooo:rsid="0f127828"/>
    </style:style>
    <style:style style:name="T71" style:family="text">
      <style:text-properties officeooo:rsid="0f17cf1e"/>
    </style:style>
    <style:style style:name="T72" style:family="text">
      <style:text-properties officeooo:rsid="0f199e4c"/>
    </style:style>
    <style:style style:name="T73" style:family="text">
      <style:text-properties officeooo:rsid="0f25230f"/>
    </style:style>
    <style:style style:name="T74" style:family="text">
      <style:text-properties officeooo:rsid="0f1c3782"/>
    </style:style>
    <style:style style:name="T75" style:family="text">
      <style:text-properties officeooo:rsid="0f1ac1c3"/>
    </style:style>
    <style:style style:name="T76" style:family="text">
      <style:text-properties officeooo:rsid="0f1c9b4e"/>
    </style:style>
    <style:style style:name="T77" style:family="text">
      <style:text-properties officeooo:rsid="0f467395"/>
    </style:style>
    <style:style style:name="T78" style:family="text">
      <style:text-properties officeooo:rsid="0ecb5b56"/>
    </style:style>
    <style:style style:name="T79" style:family="text">
      <style:text-properties officeooo:rsid="0f54e00d"/>
    </style:style>
    <style:style style:name="T80" style:family="text">
      <style:text-properties officeooo:rsid="0ec9bc55"/>
    </style:style>
    <style:style style:name="T81" style:family="text">
      <style:text-properties officeooo:rsid="0f412e42"/>
    </style:style>
    <style:style style:name="T82" style:family="text">
      <style:text-properties officeooo:rsid="0f426d7b"/>
    </style:style>
    <style:style style:name="T83" style:family="text">
      <style:text-properties officeooo:rsid="0f511ea2"/>
    </style:style>
    <style:style style:name="T84" style:family="text">
      <style:text-properties officeooo:rsid="0f2d9788"/>
    </style:style>
    <style:style style:name="T85" style:family="text">
      <style:text-properties officeooo:rsid="0f5ade72"/>
    </style:style>
    <style:style style:name="T86" style:family="text">
      <style:text-properties officeooo:rsid="0f5dbb95"/>
    </style:style>
    <style:style style:name="T87" style:family="text">
      <style:text-properties officeooo:rsid="0f5de008"/>
    </style:style>
    <style:style style:name="T88" style:family="text">
      <style:text-properties officeooo:rsid="1031c695"/>
    </style:style>
    <style:style style:name="T89" style:family="text">
      <style:text-properties officeooo:rsid="101b4224"/>
    </style:style>
    <style:style style:name="T90" style:family="text">
      <style:text-properties officeooo:rsid="0f68cf40"/>
    </style:style>
    <style:style style:name="T91" style:family="text">
      <style:text-properties officeooo:rsid="10868dcb"/>
    </style:style>
    <style:style style:name="T92" style:family="text">
      <style:text-properties officeooo:rsid="108d951d"/>
    </style:style>
    <style:style style:name="T93" style:family="text">
      <style:text-properties officeooo:rsid="10172fa3"/>
    </style:style>
    <style:style style:name="T94" style:family="text">
      <style:text-properties officeooo:rsid="109cf6e8"/>
    </style:style>
    <style:style style:name="T95" style:family="text">
      <style:text-properties officeooo:rsid="10714db8"/>
    </style:style>
    <style:style style:name="T96" style:family="text">
      <style:text-properties officeooo:rsid="101909b3"/>
    </style:style>
    <style:style style:name="T97" style:family="text">
      <style:text-properties officeooo:rsid="103b4f81"/>
    </style:style>
    <style:style style:name="T98" style:family="text">
      <style:text-properties officeooo:rsid="1022577c"/>
    </style:style>
    <style:style style:name="T99" style:family="text">
      <style:text-properties officeooo:rsid="109636d1"/>
    </style:style>
    <style:style style:name="T100" style:family="text">
      <style:text-properties officeooo:rsid="1022da3a"/>
    </style:style>
    <style:style style:name="T101" style:family="text">
      <style:text-properties officeooo:rsid="1056f0a4"/>
    </style:style>
    <style:style style:name="T102" style:family="text">
      <style:text-properties officeooo:rsid="107e8f54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1078fd37"/>
    </style:style>
    <style:style style:name="T105" style:family="text">
      <style:text-properties style:language-asian="zxx" style:country-asian="none" style:language-complex="zxx" style:country-complex="none"/>
    </style:style>
    <style:style style:name="T106" style:family="text">
      <style:text-properties officeooo:rsid="1078fd37" style:language-asian="zxx" style:country-asian="none" style:language-complex="zxx" style:country-complex="none"/>
    </style:style>
    <style:style style:name="T107" style:family="text">
      <style:text-properties officeooo:rsid="1088484f" style:language-asian="zxx" style:country-asian="none" style:language-complex="zxx" style:country-complex="none"/>
    </style:style>
    <style:style style:name="T108" style:family="text">
      <style:text-properties officeooo:rsid="1038e041"/>
    </style:style>
    <style:style style:name="T109" style:family="text">
      <style:text-properties officeooo:rsid="1039259b"/>
    </style:style>
    <style:style style:name="T110" style:family="text">
      <style:text-properties officeooo:rsid="1087cfc2"/>
    </style:style>
    <style:style style:name="T111" style:family="text">
      <style:text-properties officeooo:rsid="0f9a8546"/>
    </style:style>
    <style:style style:name="T112" style:family="text">
      <style:text-properties officeooo:rsid="10681762"/>
    </style:style>
    <style:style style:name="T113" style:family="text">
      <style:text-properties officeooo:rsid="107b9382"/>
    </style:style>
    <style:style style:name="T114" style:family="text">
      <style:text-properties officeooo:rsid="107a759f"/>
    </style:style>
    <style:style style:name="T115" style:family="text">
      <style:text-properties officeooo:rsid="106787ca"/>
    </style:style>
    <style:style style:name="T116" style:family="text">
      <style:text-properties officeooo:rsid="104490c4"/>
    </style:style>
    <style:style style:name="T117" style:family="text">
      <style:text-properties officeooo:rsid="103d55b5"/>
    </style:style>
    <style:style style:name="T118" style:family="text">
      <style:text-properties officeooo:rsid="1042ada7"/>
    </style:style>
    <style:style style:name="T119" style:family="text">
      <style:text-properties officeooo:rsid="103f0514"/>
    </style:style>
    <style:style style:name="T120" style:family="text">
      <style:text-properties officeooo:rsid="10498b5f"/>
    </style:style>
    <style:style style:name="T121" style:family="text">
      <style:text-properties officeooo:rsid="10809805"/>
    </style:style>
    <style:style style:name="T122" style:family="text">
      <style:text-properties officeooo:rsid="108252a0"/>
    </style:style>
    <style:style style:name="T123" style:family="text">
      <style:text-properties officeooo:rsid="1085b072"/>
    </style:style>
    <style:style style:name="T124" style:family="text">
      <style:text-properties officeooo:rsid="0ec1367e"/>
    </style:style>
    <style:style style:name="T125" style:family="text">
      <style:text-properties officeooo:rsid="13fa6191"/>
    </style:style>
    <style:style style:name="T126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7" style:family="text">
      <style:text-properties officeooo:rsid="13fcc5f6"/>
    </style:style>
    <style:style style:name="T128" style:family="text">
      <style:text-properties officeooo:rsid="140256db"/>
    </style:style>
    <style:style style:name="T129" style:family="text">
      <style:text-properties officeooo:rsid="140534e6"/>
    </style:style>
    <style:style style:name="T130" style:family="text">
      <style:text-properties fo:language="en" fo:country="US" officeooo:rsid="1409e278"/>
    </style:style>
    <style:style style:name="T131" style:family="text">
      <style:text-properties fo:language="en" fo:country="US" officeooo:rsid="140b1057"/>
    </style:style>
    <style:style style:name="T132" style:family="text">
      <style:text-properties officeooo:rsid="1407209c"/>
    </style:style>
    <style:style style:name="T133" style:family="text">
      <style:text-properties officeooo:rsid="141a017a"/>
    </style:style>
    <style:style style:name="T134" style:family="text">
      <style:text-properties officeooo:rsid="14201442"/>
    </style:style>
    <style:style style:name="T135" style:family="text">
      <style:text-properties officeooo:rsid="14228231"/>
    </style:style>
    <style:style style:name="T136" style:family="text">
      <style:text-properties officeooo:rsid="142c3619"/>
    </style:style>
    <style:style style:name="T137" style:family="text">
      <style:text-properties fo:font-style="normal" officeooo:rsid="0f5ade72" style:font-style-asian="normal" style:font-style-complex="normal"/>
    </style:style>
    <style:style style:name="T138" style:family="text">
      <style:text-properties fo:font-style="normal" officeooo:rsid="142d6a85" style:font-style-asian="normal" style:font-style-complex="normal"/>
    </style:style>
    <style:style style:name="T139" style:family="text">
      <style:text-properties officeooo:rsid="142ddfeb"/>
    </style:style>
    <style:style style:name="T140" style:family="text">
      <style:text-properties officeooo:rsid="142f0bb5"/>
    </style:style>
    <style:style style:name="T141" style:family="text">
      <style:text-properties officeooo:rsid="14302293"/>
    </style:style>
    <style:style style:name="T142" style:family="text">
      <style:text-properties officeooo:rsid="1431a62b"/>
    </style:style>
    <style:style style:name="T143" style:family="text">
      <style:text-properties officeooo:rsid="1432aa1a"/>
    </style:style>
    <style:style style:name="T144" style:family="text">
      <style:text-properties officeooo:rsid="143496d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>Ceník</text:h>
      <text:h text:style-name="Heading_20_3" text:outline-level="3"><text:span text:style-name="T54">Startovní</text:span> výbav<text:span text:style-name="T54">a</text:span></text:h>
      <text:p text:style-name="P2"><text:span text:style-name="T55">Věci v prvním seznamu</text:span> 1 zlatý, <text:span text:style-name="T55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6">C</text:span>estovní výbava <text:span text:style-name="T57">(1</text:span> <text:span text:style-name="T58">zl)</text:span></text:p>
          <text:p text:style-name="P97"><text:span text:style-name="T125">T</text:span>orna<text:line-break/><text:span text:style-name="T125">P</text:span>řikrývka<text:line-break/><text:span text:style-name="T125">T</text:span>roud a křesadlo<text:line-break/><text:span text:style-name="T125">N</text:span>ůž<text:line-break/><text:span text:style-name="T125">T</text:span>rvanlivé jídlo na týden<text:line-break/><text:span text:style-name="T125">D</text:span>va měchy na vodu<text:line-break/><text:tab/>(každý na 1 den)<text:line-break/>3 lojové svíčky<text:line-break/><text:tab/>(každá <text:span text:style-name="T125">na</text:span> 3 hodiny)</text:p>
          <text:p text:style-name="P17"><text:span text:style-name="T59">Stan </text:span><text:span text:style-name="T2">pro dvě </text:span><text:span text:style-name="T59">osoby </text:span><text:span text:style-name="T3">(</text:span><text:span text:style-name="T2">2</text:span><text:span text:style-name="T59"> </text:span><text:span text:style-name="T2">zl</text:span><text:span text:style-name="T3">)</text:span></text:p>
          <text:p text:style-name="P17"><text:span text:style-name="T59">Stan </text:span><text:span text:style-name="T2">pro osm</text:span><text:span text:style-name="T59"> osob </text:span><text:span text:style-name="T3">(</text:span><text:span text:style-name="T2">5</text:span><text:span text:style-name="T59"> </text:span><text:span text:style-name="T2">zl</text:span><text:span text:style-name="T3">)</text:span></text:p>
          <text:p text:style-name="P21">Celta <text:span text:style-name="T57">(</text:span>1 z<text:span text:style-name="T57">l)</text:span></text:p>
          <text:p text:style-name="P17">Tábornické potřeby <text:span text:style-name="T57">(</text:span>1 zl<text:span text:style-name="T57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4">Klubko p</text:span>rovaz<text:span text:style-name="T64">u</text:span></text:p>
        </text:section>
      </text:section>
      <text:h text:style-name="Heading_20_3" text:outline-level="3">Sv<text:span text:style-name="T65">ětlo</text:span></text:h>
      <text:section text:style-name="Sect2" text:name="Section3">
        <text:p text:style-name="P17"><text:span text:style-name="T2">Olejová lampa </text:span><text:span text:style-name="T4">(2</text:span><text:span text:style-name="T59"> </text:span><text:span text:style-name="T2">st</text:span><text:span text:style-name="T3">)</text:span></text:p>
        <text:p text:style-name="List_20_of_20_Items"><text:span text:style-name="T127">(</text:span>nebo hornický kahan<text:span text:style-name="T127">)</text:span></text:p>
        <text:p text:style-name="P17"><text:span text:style-name="T3">Směrová olejová lampa </text:span><text:span text:style-name="T5">(</text:span><text:span text:style-name="T6">4</text:span><text:span text:style-name="T60"> st</text:span><text:span text:style-name="T5">)</text:span></text:p>
        <text:p text:style-name="P18"><text:span text:style-name="T2">Lampový o</text:span><text:span text:style-name="T59">lej </text:span><text:span text:style-name="T3">(</text:span><text:span text:style-name="T4">4</text:span><text:span text:style-name="T59"> </text:span><text:span text:style-name="T9">st</text:span><text:span text:style-name="T3">)</text:span></text:p>
        <text:p text:style-name="List_20_of_20_Items"><text:span text:style-name="T59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9">více </text:span><text:span text:style-name="T17">(</text:span><text:span text:style-name="T18">1</text:span><text:span text:style-name="T59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9">Lucerna </text:span><text:span text:style-name="T2">na</text:span><text:span text:style-name="T59"> svíc</text:span><text:span text:style-name="T2">i </text:span><text:span text:style-name="T10">(</text:span><text:span text:style-name="T9">2</text:span><text:span text:style-name="T59"> </text:span><text:span text:style-name="T9">st</text:span><text:span text:style-name="T10">)</text:span></text:p>
        <text:p text:style-name="P18">Lucerna s okenicemi <text:span text:style-name="T66">(</text:span><text:span text:style-name="T9">5</text:span><text:span text:style-name="T59"> </text:span><text:span text:style-name="T2">st</text:span><text:span text:style-name="T10">)</text:span></text:p>
        <text:p text:style-name="P98"><text:span text:style-name="T127">(</text:span>na svíci<text:span text:style-name="T127">)</text:span></text:p>
        <text:p text:style-name="P18">Zlodějská lucerna <text:span text:style-name="T66">(</text:span><text:span text:style-name="T9">1</text:span><text:span text:style-name="T59"> </text:span><text:span text:style-name="T9">zl</text:span><text:span text:style-name="T10">)</text:span></text:p>
        <text:p text:style-name="P98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9">Louč</text:span><text:span text:style-name="T2"> </text:span><text:span text:style-name="T22">(</text:span><text:span text:style-name="T23">1</text:span> mk<text:span text:style-name="T67">)</text:span></text:p>
        <text:p text:style-name="P98"><text:span text:style-name="T16">svítí</text:span><text:span text:style-name="T2"> </text:span><text:span text:style-name="T21">20 minut</text:span></text:p>
        <text:p text:style-name="P18"><text:span text:style-name="T59">Pochodeň</text:span><text:span text:style-name="T2"> </text:span><text:span text:style-name="T22">(</text:span><text:span text:style-name="T23">1</text:span> <text:span text:style-name="T68">st)</text:span></text:p>
        <text:p text:style-name="P98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9">(</text:span><text:span text:style-name="T2">5</text:span><text:span text:style-name="T59"> mk</text:span><text:span text:style-name="T24">)</text:span></text:p>
        <text:p text:style-name="P17"><text:span text:style-name="T69">Papír</text:span> (1 <text:span text:style-name="T70">arch</text:span>) <text:span text:style-name="T69">(1</text:span><text:span text:style-name="T59"> </text:span><text:span text:style-name="T2">st</text:span><text:span text:style-name="T24">)</text:span></text:p>
        <text:p text:style-name="P17"><text:span text:style-name="T59">Psací </text:span><text:span text:style-name="T2">potřeby (</text:span><text:span text:style-name="T126">brk, inkoust</text:span><text:span text:style-name="T2">) </text:span><text:span text:style-name="T25">(</text:span>2 st<text:span text:style-name="T71">)</text:span></text:p>
        <text:p text:style-name="P17">Pouzdro na mapy či svitky <text:span text:style-name="T72">(</text:span><text:span text:style-name="T9">1</text:span><text:span text:style-name="T59"> </text:span><text:span text:style-name="T9">st</text:span><text:span text:style-name="T26">)</text:span></text:p>
      </text:section>
      <text:h text:style-name="Heading_20_3" text:outline-level="3">Zlodějské po<text:span text:style-name="T73">můcky</text:span></text:h>
      <text:section text:style-name="Sect2" text:name="Section5">
        <text:p text:style-name="P17"><text:span text:style-name="T74">Z</text:span>lodějské náčiní <text:span text:style-name="T75">(5</text:span> zl<text:span text:style-name="T75">)</text:span></text:p>
        <text:p text:style-name="List_20_of_20_Items">Sada paklíčů a šperháků<text:line-break/>Kleště<text:line-break/>Páčidlo<text:line-break/><text:span text:style-name="T76">Majzlík, d</text:span>láto a kladívko<text:line-break/>Pilník na železo<text:line-break/>Pilka na železo<text:line-break/>Olejničk<text:span text:style-name="T76">a<text:line-break/></text:span>Pytlík skob, klínků a hřebíků<text:line-break/>Klubko drátu</text:p>
        <text:p text:style-name="P20">Nášlapné ježky (za hrst) <text:span text:style-name="T77">(</text:span><text:span text:style-name="T27">1</text:span><text:span text:style-name="T59"> </text:span><text:span text:style-name="T27">st</text:span><text:span text:style-name="T28">)</text:span></text:p>
        <text:p text:style-name="P17">Líčid<text:span text:style-name="T78">l</text:span>a (herecká) <text:span text:style-name="T29">1</text:span><text:span text:style-name="T59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9">plhací po</text:span><text:span text:style-name="T33">můcky</text:span><text:span text:style-name="T59"> </text:span><text:span text:style-name="T2">(skoby, </text:span><text:span text:style-name="T28">úvazy,</text:span><text:span text:style-name="T2"> atp.) </text:span><text:span text:style-name="T28">(</text:span>5 st<text:span text:style-name="T77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9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7">(1</text:span> <text:span text:style-name="T80">st)</text:span></text:p>
        <text:p text:style-name="P17"><text:span text:style-name="T34">Prostý</text:span><text:span text:style-name="T59"> </text:span><text:span text:style-name="T61">o</text:span><text:span text:style-name="T34">děv</text:span><text:span text:style-name="T2"> </text:span><text:span text:style-name="T3">(</text:span><text:span text:style-name="T35">1</text:span><text:span text:style-name="T59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81">ý šat</text:span><text:span text:style-name="T1"> </text:span><text:span text:style-name="T47">(</text:span><text:span text:style-name="T48">2</text:span><text:span text:style-name="T82">0</text:span> zl<text:span text:style-name="T57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3">B</text:span>oháč <text:span text:style-name="T83">(50 zl na měsíc)</text:span></text:p>
      <text:p text:style-name="P12"><text:span text:style-name="T83">V</text:span>elmož <text:span text:style-name="T83">(500 zl na měsíc)</text:span></text:p>
      <text:h text:style-name="Heading_20_3" text:outline-level="3"><text:soft-page-break/>Skleněné <text:span text:style-name="T84">zboží</text:span></text:h>
      <text:p text:style-name="P13">Zvětšovací sklo (10 zl)</text:p>
      <text:p text:style-name="P13">Dalekohled (50 zl)</text:p>
      <text:h text:style-name="P102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2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99"><text:span text:style-name="T53">Síla:</text:span><text:span text:style-name="T137"> 5</text:span><text:span text:style-name="T50"><text:line-break/>Latence:</text:span> 12 hodin<text:line-break/><text:span text:style-name="T50">Působení:</text:span> 3 dny</text:p>
      <text:p text:style-name="P15">Bolehlav (1 st)</text:p>
      <text:p text:style-name="P99"><text:span text:style-name="T53">Síla:</text:span><text:span text:style-name="T85"> 4<text:line-break/></text:span><text:span text:style-name="T50">Latence:</text:span> 30 minut<text:line-break/><text:span text:style-name="T50">Působení:</text:span> 2 dny</text:p>
      <text:p text:style-name="P15">Vlčí mor (1 zl)</text:p>
      <text:p text:style-name="P99"><text:span text:style-name="T53">Síla:</text:span><text:span text:style-name="T137"> </text:span><text:span text:style-name="T138">5</text:span><text:span text:style-name="T53"><text:line-break/></text:span><text:span text:style-name="T52">Latence:</text:span><text:span text:style-name="T136"> 15 minut (4 + 1k6)<text:line-break/></text:span><text:span text:style-name="T52">Působení:</text:span><text:span text:style-name="T136"> 3 hodiny (6 + 1k6).<text:line-break/></text:span><text:span text:style-name="T52">Příznaky:</text:span><text:span text:style-name="T136"> Pocit znecitlivění a mravenčení zasažené části, pocení, průjem, silné zvracení, úzkost, zimnice, později smrt zástavou srdce nebo udušením.</text:span></text:p>
      <text:p text:style-name="P15">Arsenik (5 zl)</text:p>
      <text:p text:style-name="P99"><text:span text:style-name="T53">Síla:</text:span><text:span text:style-name="T85"> 6</text:span><text:line-break/><text:span text:style-name="T50">Latence:</text:span> <text:span text:style-name="T86">2 hodiny<text:line-break/></text:span><text:span text:style-name="T50">Působení:</text:span> <text:span text:style-name="T86">2</text:span> <text:span text:style-name="T85">hodiny<text:line-break/></text:span><text:span text:style-name="T53">Příznaky:</text:span><text:span text:style-name="T85"> Bolest hlavy, průjem, únava. Později zbělání nehtů, zvracení krve, vypadávání vlasů.</text:span></text:p>
      <text:p text:style-name="P15">Zmijí jed (1 zl)</text:p>
      <text:p text:style-name="P100"><text:soft-page-break/><text:span text:style-name="T53">Síla:</text:span><text:span text:style-name="T85"> 4</text:span><text:line-break/><text:span text:style-name="T50">Latence:</text:span> <text:span text:style-name="T87">1</text:span> minut<text:span text:style-name="T139">a<text:line-break/></text:span><text:span text:style-name="T50">Působení:</text:span> 2 dny<text:line-break/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3" text:outline-level="4"><text:span text:style-name="T88">Z</text:span>bran<text:span text:style-name="T88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0">Zbraň</text:p>
          </table:table-cell>
          <table:table-cell table:style-name="ZbraněProBojZblízka.A2" office:value-type="string">
            <text:p text:style-name="P23">Jednoručně</text:p>
          </table:table-cell>
          <table:table-cell table:style-name="ZbraněProBojZblízka.A2" office:value-type="string">
            <text:p text:style-name="P23">Obouručně</text:p>
          </table:table-cell>
          <table:table-cell table:style-name="ZbraněProBojZblízka.A2" office:value-type="string">
            <text:p text:style-name="P24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1">Žádná</text:p>
          </table:table-cell>
          <table:table-cell table:style-name="ZbraněProBojZblízka.A3" table:number-columns-spanned="2" office:value-type="string">
            <text:p text:style-name="P37">0/<text:span text:style-name="T89">0</text:span></text:p>
          </table:table-cell>
          <table:covered-table-cell/>
          <table:table-cell table:style-name="ZbraněProBojZblízka.A3" office:value-type="string">
            <text:p text:style-name="P37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8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2">Kámen*, <text:span text:style-name="T90">pěstní klín</text:span>*, <text:span text:style-name="T142">průbojník*</text:span></text:p>
          </table:table-cell>
          <table:table-cell table:style-name="ZbraněProBojZblízka.A3" office:value-type="string">
            <text:p text:style-name="P41">0/1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-</text:p>
          </table:table-cell>
        </table:table-row>
        <table:table-row table:style-name="ZbraněProBojZblízka.6">
          <table:table-cell table:style-name="ZbraněProBojZblízka.A3" office:value-type="string">
            <text:p text:style-name="P109">Majzlík*, <text:span text:style-name="T91">bič</text:span>*, <text:span text:style-name="T92">kotvička na provazu*, dláto*, </text:span><text:span text:style-name="T63">nůž*</text:span></text:p>
          </table:table-cell>
          <table:table-cell table:style-name="ZbraněProBojZblízka.A3" office:value-type="string">
            <text:p text:style-name="P43">0/<text:span text:style-name="T89">1</text:span>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<text:span text:style-name="T144">5</text:span> st</text:p>
          </table:table-cell>
        </table:table-row>
        <table:table-row table:style-name="ZbraněProBojZblízka.7">
          <table:table-cell table:style-name="ZbraněProBojZblízka.A3" office:value-type="string">
            <text:p text:style-name="P91"><text:span text:style-name="T38">Dýka, </text:span><text:span text:style-name="T39">tesák</text:span></text:p>
          </table:table-cell>
          <table:table-cell table:style-name="ZbraněProBojZblízka.A3" office:value-type="string">
            <text:p text:style-name="P41">1/0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4"><text:span text:style-name="T93">1</text:span> <text:span text:style-name="T93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46">Hořící louč*</text:p>
          </table:table-cell>
          <table:table-cell table:style-name="ZbraněProBojZblízka.A3" office:value-type="string">
            <text:p text:style-name="P45"><text:span text:style-name="T90">1</text:span>/<text:span text:style-name="T90">0</text:span></text:p>
          </table:table-cell>
          <table:table-cell table:style-name="ZbraněProBojZblízka.A3" office:value-type="string">
            <text:p text:style-name="P45">-</text:p>
          </table:table-cell>
          <table:table-cell table:style-name="ZbraněProBojZblízka.A3" office:value-type="string">
            <text:p text:style-name="P45">1 mk</text:p>
          </table:table-cell>
        </table:table-row>
        <table:table-row table:style-name="ZbraněProBojZblízka.9">
          <table:table-cell table:style-name="ZbraněProBojZblízka.A3" office:value-type="string">
            <text:p text:style-name="P48">Hořící pochodeň*</text:p>
          </table:table-cell>
          <table:table-cell table:style-name="ZbraněProBojZblízka.A3" office:value-type="string">
            <text:p text:style-name="P47"><text:span text:style-name="T90">1</text:span>/<text:span text:style-name="T90">0</text:span></text:p>
          </table:table-cell>
          <table:table-cell table:style-name="ZbraněProBojZblízka.A3" office:value-type="string">
            <text:p text:style-name="P49">-</text:p>
          </table:table-cell>
          <table:table-cell table:style-name="ZbraněProBojZblízka.A3" office:value-type="string">
            <text:p text:style-name="P49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59">Řetěz*</text:p>
          </table:table-cell>
          <table:table-cell table:style-name="ZbraněProBojZblízka.A3" office:value-type="string">
            <text:p text:style-name="P37"><text:span text:style-name="T94">1</text:span>/<text:span text:style-name="T94">0</text:span></text:p>
          </table:table-cell>
          <table:table-cell table:style-name="ZbraněProBojZblízka.A3" office:value-type="string">
            <text:p text:style-name="P58">2/0</text:p>
          </table:table-cell>
          <table:table-cell table:style-name="ZbraněProBojZblízka.A3" office:value-type="string">
            <text:p text:style-name="P44"/>
          </table:table-cell>
        </table:table-row>
        <table:table-row table:style-name="ZbraněProBojZblízka.11">
          <table:table-cell table:style-name="ZbraněProBojZblízka.A3" office:value-type="string">
            <text:p text:style-name="P50">Síť**</text:p>
          </table:table-cell>
          <table:table-cell table:style-name="ZbraněProBojZblízka.A3" office:value-type="string">
            <text:p text:style-name="P96">+1</text:p>
          </table:table-cell>
          <table:table-cell table:style-name="ZbraněProBojZblízka.A3" office:value-type="string">
            <text:p text:style-name="P60">2/**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2">
          <table:table-cell table:style-name="ZbraněProBojZblízka.A3" office:value-type="string">
            <text:p text:style-name="P51"><text:span text:style-name="T133">H</text:span>ůl*</text:p>
          </table:table-cell>
          <table:table-cell table:style-name="ZbraněProBojZblízka.A3" office:value-type="string">
            <text:p text:style-name="P57">-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62">1 st</text:p>
          </table:table-cell>
        </table:table-row>
        <table:table-row table:style-name="ZbraněProBojZblízka.13">
          <table:table-cell table:style-name="ZbraněProBojZblízka.A3" office:value-type="string">
            <text:p text:style-name="P51"><text:span text:style-name="T95">Lopata, motyka, vidle</text:span>*</text:p>
          </table:table-cell>
          <table:table-cell table:style-name="ZbraněProBojZblízka.A3" office:value-type="string">
            <text:p text:style-name="P57">-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62">1 <text:span text:style-name="T95">zl</text:span></text:p>
          </table:table-cell>
        </table:table-row>
        <table:table-row table:style-name="ZbraněProBojZblízka.14">
          <table:table-cell table:style-name="ZbraněProBojZblízka.A3" office:value-type="string">
            <text:p text:style-name="P95">Kopí, trojzubec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62"><text:span text:style-name="T89">2/</text:span>1</text:p>
          </table:table-cell>
          <table:table-cell table:style-name="ZbraněProBojZblízka.A3" office:value-type="string">
            <text:p text:style-name="P44">1 <text:span text:style-name="T96">zl</text:span></text:p>
          </table:table-cell>
        </table:table-row>
        <table:table-row table:style-name="ZbraněProBojZblízka.15">
          <table:table-cell table:style-name="ZbraněProBojZblízka.A3" table:number-columns-spanned="4" office:value-type="string">
            <text:p text:style-name="P38">Těžké</text:p>
          </table:table-cell>
          <table:covered-table-cell/>
          <table:covered-table-cell/>
          <table:covered-table-cell/>
        </table:table-row>
        <table:table-row table:style-name="ZbraněProBojZblízka.16">
          <table:table-cell table:style-name="ZbraněProBojZblízka.A3" office:value-type="string">
            <text:p text:style-name="P108">Kyj*, <text:span text:style-name="T143">páčidlo*</text:span></text:p>
          </table:table-cell>
          <table:table-cell table:style-name="ZbraněProBojZblízka.A3" office:value-type="string">
            <text:p text:style-name="P64"><text:span text:style-name="T128">1</text:span>/<text:span text:style-name="T128">1</text:span></text:p>
          </table:table-cell>
          <table:table-cell table:style-name="ZbraněProBojZblízka.A3" office:value-type="string">
            <text:p text:style-name="P64">-</text:p>
          </table:table-cell>
          <table:table-cell table:style-name="ZbraněProBojZblízka.A3" office:value-type="string">
            <text:p text:style-name="P64">1 st</text:p>
          </table:table-cell>
        </table:table-row>
        <table:table-row table:style-name="ZbraněProBojZblízka.17">
          <table:table-cell table:style-name="ZbraněProBojZblízka.A3" office:value-type="string">
            <text:p text:style-name="P65">Kladivo*, sekera*, krumpáč*</text:p>
          </table:table-cell>
          <table:table-cell table:style-name="ZbraněProBojZblízka.A3" office:value-type="string">
            <text:p text:style-name="P37"><text:span text:style-name="T128">1</text:span>/<text:span text:style-name="T128">1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4">1 <text:span text:style-name="T97">zl</text:span></text:p>
          </table:table-cell>
        </table:table-row>
        <table:table-row table:style-name="ZbraněProBojZblízka.18">
          <table:table-cell table:style-name="ZbraněProBojZblízka.A3" office:value-type="string">
            <text:p text:style-name="P91"><text:span text:style-name="T140">Meč, šavle, bojová s</text:span>ekera, <text:span text:style-name="T98">palcát, řemdih, bojové kladivo, biják</text:span></text:p>
          </table:table-cell>
          <table:table-cell table:style-name="ZbraněProBojZblízka.A3" office:value-type="string">
            <text:p text:style-name="P37"><text:span text:style-name="T128">1</text:span>/<text:span text:style-name="T128">2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4"><text:span text:style-name="T99">3</text:span> zl</text:p>
          </table:table-cell>
        </table:table-row>
        <table:table-row table:style-name="ZbraněProBojZblízka.19">
          <table:table-cell table:style-name="ZbraněProBojZblízka.A3" office:value-type="string">
            <text:p text:style-name="P63"><text:span text:style-name="T100">Těžký</text:span> kyj*, <text:span text:style-name="T100">dvoj</text:span>ruční palice*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94">2/1</text:p>
          </table:table-cell>
          <table:table-cell table:style-name="ZbraněProBojZblízka.A3" office:value-type="string">
            <text:p text:style-name="P62">5 st</text:p>
          </table:table-cell>
        </table:table-row>
        <table:table-row table:style-name="ZbraněProBojZblízka.20">
          <table:table-cell table:style-name="ZbraněProBojZblízka.A3" office:value-type="string">
            <text:p text:style-name="P91"><text:span text:style-name="T40">Dvoj</text:span><text:span text:style-name="T62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94">2/2</text:p>
          </table:table-cell>
          <table:table-cell table:style-name="ZbraněProBojZblízka.A3" office:value-type="string">
            <text:p text:style-name="P44">6 zl</text:p>
          </table:table-cell>
        </table:table-row>
        <table:table-row table:style-name="ZbraněProBojZblízka.21">
          <table:table-cell table:style-name="ZbraněProBojZblízka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ZbraněProBojZblízka.22">
          <table:table-cell table:style-name="ZbraněProBojZblízka.A3" office:value-type="string">
            <text:p text:style-name="P69">Pochva, <text:span text:style-name="T101">závěs přes rameno</text:span></text:p>
          </table:table-cell>
          <table:table-cell table:style-name="ZbraněProBojZblízka.A3" office:value-type="string">
            <text:p text:style-name="P62"/>
          </table:table-cell>
          <table:table-cell table:style-name="ZbraněProBojZblízka.A3" office:value-type="string">
            <text:p text:style-name="P62"/>
          </table:table-cell>
          <table:table-cell table:style-name="ZbraněProBojZblízka.A3" office:value-type="string">
            <text:p text:style-name="P68">1 st</text:p>
          </table:table-cell>
        </table:table-row>
        <table:table-row table:style-name="ZbraněProBojZblízka.23">
          <table:table-cell table:style-name="ZbraněProBojZblízka.A23" office:value-type="string">
            <text:p text:style-name="P69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3" office:value-type="string">
            <text:p text:style-name="P62"/>
          </table:table-cell>
          <table:table-cell table:style-name="ZbraněProBojZblízka.A23" office:value-type="string">
            <text:p text:style-name="P62"/>
          </table:table-cell>
          <table:table-cell table:style-name="ZbraněProBojZblízka.A23" office:value-type="string">
            <text:p text:style-name="P68">1 st</text:p>
          </table:table-cell>
        </table:table-row>
      </table:table>
      <text:p text:style-name="P36">* Improvizovaná nebo primitivní zbraň.</text:p>
      <text:p text:style-name="P36">* <text:span text:style-name="T134">Když držíš jen síť, můžeš ji použít pouze na </text:span><text:span text:style-name="T51">znevýhodnění protivníka</text:span><text:span text:style-name="T134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h text:style-name="P104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0">Zbraň</text:p>
          </table:table-cell>
          <table:table-cell table:style-name="StřelnéAVrhacíZbraně.A2" office:value-type="string">
            <text:p text:style-name="P27">Parametry</text:p>
          </table:table-cell>
          <table:table-cell table:style-name="StřelnéAVrhacíZbraně.A2" office:value-type="string">
            <text:p text:style-name="P28">Dostřel<text:span text:style-name="T103">**</text:span></text:p>
          </table:table-cell>
          <table:table-cell table:style-name="StřelnéAVrhacíZbraně.A2" office:value-type="string">
            <text:p text:style-name="P24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40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2">Kámen*</text:p>
          </table:table-cell>
          <table:table-cell table:style-name="StřelnéAVrhacíZbraně.A3" office:value-type="string">
            <text:p text:style-name="P71"><text:span text:style-name="T104">0</text:span>/<text:span text:style-name="T104">1</text:span></text:p>
          </table:table-cell>
          <table:table-cell table:style-name="StřelnéAVrhacíZbraně.A3" office:value-type="string">
            <text:p text:style-name="P72">krátký</text:p>
          </table:table-cell>
          <table:table-cell table:style-name="StřelnéAVrhacíZbraně.A3" office:value-type="string">
            <text:p text:style-name="P71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5"><text:span text:style-name="T105">Vrhací nůž</text:span><text:span text:style-name="T106">, vrhací dýka, </text:span><text:span text:style-name="T107">vrhací šipka</text:span></text:p>
          </table:table-cell>
          <table:table-cell table:style-name="StřelnéAVrhacíZbraně.A3" office:value-type="string">
            <text:p text:style-name="P43"><text:span text:style-name="T104">1</text:span>/<text:span text:style-name="T104">0</text:span></text:p>
          </table:table-cell>
          <table:table-cell table:style-name="StřelnéAVrhacíZbraně.A3" office:value-type="string">
            <text:p text:style-name="P73">krátký</text:p>
          </table:table-cell>
          <table:table-cell table:style-name="StřelnéAVrhacíZbraně.A3" office:value-type="string">
            <text:p text:style-name="P44"><text:span text:style-name="T108">5</text:span> <text:span text:style-name="T108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5">Oštěp</text:p>
          </table:table-cell>
          <table:table-cell table:style-name="StřelnéAVrhacíZbraně.A3" office:value-type="string">
            <text:p text:style-name="P74"><text:span text:style-name="T135">2</text:span>/1</text:p>
          </table:table-cell>
          <table:table-cell table:style-name="StřelnéAVrhacíZbraně.A3" office:value-type="string">
            <text:p text:style-name="P74">střední</text:p>
          </table:table-cell>
          <table:table-cell table:style-name="StřelnéAVrhacíZbraně.A3" office:value-type="string">
            <text:p text:style-name="P76"><text:span text:style-name="T110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6">Těžké <text:span text:style-name="T109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3">Vrhací sekera</text:p>
          </table:table-cell>
          <table:table-cell table:style-name="StřelnéAVrhacíZbraně.A3" office:value-type="string">
            <text:p text:style-name="P74"><text:span text:style-name="T132">1</text:span>/<text:span text:style-name="T132">2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7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9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79">Foukačka*** (1 kolo nabíjení)</text:p>
          </table:table-cell>
          <table:table-cell table:style-name="StřelnéAVrhacíZbraně.A3" office:value-type="string">
            <text:p text:style-name="P78">0/<text:span text:style-name="T111">-</text:span></text:p>
          </table:table-cell>
          <table:table-cell table:style-name="StřelnéAVrhacíZbraně.A3" office:value-type="string">
            <text:p text:style-name="P78">krátký</text:p>
          </table:table-cell>
          <table:table-cell table:style-name="StřelnéAVrhacíZbraně.A3" office:value-type="string">
            <text:p text:style-name="P78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1">Prak* <text:span text:style-name="T112">(1 kolo nabíjení)</text:span></text:p>
          </table:table-cell>
          <table:table-cell table:style-name="StřelnéAVrhacíZbraně.A3" office:value-type="string">
            <text:p text:style-name="P80"><text:span text:style-name="T113">0</text:span>/<text:span text:style-name="T113">1</text:span></text:p>
          </table:table-cell>
          <table:table-cell table:style-name="StřelnéAVrhacíZbraně.A3" office:value-type="string">
            <text:p text:style-name="P80">střední</text:p>
          </table:table-cell>
          <table:table-cell table:style-name="StřelnéAVrhacíZbraně.A3" office:value-type="string">
            <text:p text:style-name="P82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4">Krátký luk</text:p>
          </table:table-cell>
          <table:table-cell table:style-name="StřelnéAVrhacíZbraně.A3" office:value-type="string">
            <text:p text:style-name="P83"><text:span text:style-name="T114">2</text:span>/<text:span text:style-name="T129">1</text:span></text:p>
          </table:table-cell>
          <table:table-cell table:style-name="StřelnéAVrhacíZbraně.A3" office:value-type="string">
            <text:p text:style-name="P83">střední</text:p>
          </table:table-cell>
          <table:table-cell table:style-name="StřelnéAVrhacíZbraně.A3" office:value-type="string">
            <text:p text:style-name="P85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1">Kuše <text:span text:style-name="T115">(</text:span><text:span text:style-name="T130">2</text:span><text:span text:style-name="T115"> kol</text:span><text:span text:style-name="T130">a</text:span><text:span text:style-name="T115"> nabíjení)</text:span></text:p>
          </table:table-cell>
          <table:table-cell table:style-name="StřelnéAVrhacíZbraně.A3" office:value-type="string">
            <text:p text:style-name="P80"><text:span text:style-name="T129">2</text:span>/<text:span text:style-name="T129">3</text:span></text:p>
          </table:table-cell>
          <table:table-cell table:style-name="StřelnéAVrhacíZbraně.A3" office:value-type="string">
            <text:p text:style-name="P80">střední</text:p>
          </table:table-cell>
          <table:table-cell table:style-name="StřelnéAVrhacíZbraně.A3" office:value-type="string">
            <text:p text:style-name="P86"><text:span text:style-name="T116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7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0"><text:span text:style-name="T117">2</text:span>/<text:span text:style-name="T129">2</text:span></text:p>
          </table:table-cell>
          <table:table-cell table:style-name="StřelnéAVrhacíZbraně.A3" office:value-type="string">
            <text:p text:style-name="P80">dlouhý</text:p>
          </table:table-cell>
          <table:table-cell table:style-name="StřelnéAVrhacíZbraně.A3" office:value-type="string">
            <text:p text:style-name="P88"><text:span text:style-name="T118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7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4">Toulec <text:span text:style-name="T131">na 12 </text:span><text:span text:style-name="T49">šípů nebo šipek</text:span></text:p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5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4">Šíp, šipka</text:p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3"><text:span text:style-name="T119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4">Náhradní tětiva</text:p>
          </table:table-cell>
          <table:table-cell table:style-name="StřelnéAVrhacíZbraně.A18" office:value-type="string">
            <text:p text:style-name="P80"/>
          </table:table-cell>
          <table:table-cell table:style-name="StřelnéAVrhacíZbraně.A18" office:value-type="string">
            <text:p text:style-name="P80"/>
          </table:table-cell>
          <table:table-cell table:style-name="StřelnéAVrhacíZbraně.A18" office:value-type="string">
            <text:p text:style-name="P83"><text:span text:style-name="T120">1</text:span> <text:span text:style-name="T120">st</text:span></text:p>
          </table:table-cell>
        </table:table-row>
      </table:table>
      <text:p text:style-name="P34">* Improvizovaná nebo primitivní zbraň.<text:line-break/>** <text:span text:style-name="T121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5" text:outline-level="4">Zbroje <text:span text:style-name="T141">a štíty</text:span>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32"/>
          </table:table-cell>
          <table:table-cell table:style-name="Zbroje.A2" office:value-type="string">
            <text:p text:style-name="P31">Zblízka</text:p>
          </table:table-cell>
          <table:table-cell table:style-name="Zbroje.A2" office:value-type="string">
            <text:p text:style-name="P25">Proti střelbě</text:p>
          </table:table-cell>
          <table:table-cell table:style-name="Zbroje.A2" office:value-type="string">
            <text:p text:style-name="P24">Cena</text:p>
          </table:table-cell>
        </table:table-row>
        <table:table-row table:style-name="Zbroje.3">
          <table:table-cell table:style-name="Zbroje.A3" office:value-type="string">
            <text:p text:style-name="P32">Štít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1 zl</text:p>
          </table:table-cell>
        </table:table-row>
        <table:table-row table:style-name="Zbroje.4">
          <table:table-cell table:style-name="Zbroje.A2" office:value-type="string">
            <text:p text:style-name="P26"/>
          </table:table-cell>
          <table:table-cell table:style-name="Zbroje.A2" office:value-type="string">
            <text:p text:style-name="P29">Kvalita</text:p>
          </table:table-cell>
          <table:table-cell table:style-name="Zbroje.A2" office:value-type="string">
            <text:p text:style-name="P29">Postih*</text:p>
          </table:table-cell>
          <table:table-cell table:style-name="Zbroje.A2" office:value-type="string">
            <text:p text:style-name="P31">Cena</text:p>
          </table:table-cell>
        </table:table-row>
        <table:table-row table:style-name="Zbroje.5">
          <table:table-cell table:style-name="Zbroje.A5" office:value-type="string">
            <text:p text:style-name="P90">Lehká <text:span text:style-name="T141">zbroj</text:span></text:p>
          </table:table-cell>
          <table:table-cell table:style-name="Zbroje.A5" office:value-type="string">
            <text:p text:style-name="P70">1</text:p>
          </table:table-cell>
          <table:table-cell table:style-name="Zbroje.A5" office:value-type="string">
            <text:p text:style-name="P93">-1</text:p>
          </table:table-cell>
          <table:table-cell table:style-name="Zbroje.A5" office:value-type="string">
            <text:p text:style-name="P70"><text:span text:style-name="T122">1</text:span> <text:span text:style-name="T122">zl</text:span></text:p>
          </table:table-cell>
        </table:table-row>
        <table:table-row table:style-name="Zbroje.6">
          <table:table-cell table:style-name="Zbroje.A6" office:value-type="string">
            <text:p text:style-name="P90">Těžká <text:span text:style-name="T141">zbroj</text:span></text:p>
          </table:table-cell>
          <table:table-cell table:style-name="Zbroje.A6" office:value-type="string">
            <text:p text:style-name="P92">2</text:p>
          </table:table-cell>
          <table:table-cell table:style-name="Zbroje.A6" office:value-type="string">
            <text:p text:style-name="P89">-2</text:p>
          </table:table-cell>
          <table:table-cell table:style-name="Zbroje.A6" office:value-type="string">
            <text:p text:style-name="P44"><text:span text:style-name="T123">10</text:span> <text:span text:style-name="T102">zl</text:span></text:p>
          </table:table-cell>
        </table:table-row>
      </table:table>
      <text:p text:style-name="P35">* <text:span text:style-name="T124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23T13:09:37.880000000</dc:date>
    <meta:print-date>2018-04-02T16:24:49.614000000</meta:print-date>
    <meta:editing-cycles>10117</meta:editing-cycles>
    <meta:editing-duration>P30DT13H13M6S</meta:editing-duration>
    <meta:generator>LibreOffice/5.4.2.2$Windows_X86_64 LibreOffice_project/22b09f6418e8c2d508a9eaf86b2399209b0990f4</meta:generator>
    <dc:creator>York </dc:creator>
    <meta:document-statistic meta:table-count="3" meta:image-count="0" meta:object-count="0" meta:page-count="5" meta:paragraph-count="230" meta:word-count="806" meta:character-count="4267" meta:non-whitespace-character-count="3687"/>
  </office:meta>
</office:document-meta>
</file>